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f797" officeooo:paragraph-rsid="001ff797"/>
    </style:style>
    <style:style style:name="P2" style:family="paragraph" style:parent-style-name="Standard" style:list-style-name="L1">
      <style:text-properties officeooo:rsid="001ff797" officeooo:paragraph-rsid="001ff797"/>
    </style:style>
    <style:style style:name="P3" style:family="paragraph" style:parent-style-name="Standard" style:list-style-name="L1">
      <style:text-properties officeooo:rsid="00210f0b" officeooo:paragraph-rsid="00210f0b"/>
    </style:style>
    <style:style style:name="P4" style:family="paragraph" style:parent-style-name="Standard">
      <style:text-properties officeooo:rsid="00210f0b" officeooo:paragraph-rsid="00210f0b"/>
    </style:style>
    <style:style style:name="P5" style:family="paragraph" style:parent-style-name="Standard" style:list-style-name="L2">
      <style:text-properties officeooo:rsid="00210f0b" officeooo:paragraph-rsid="00210f0b"/>
    </style:style>
    <style:style style:name="P6" style:family="paragraph" style:parent-style-name="Standard" style:list-style-name="L2">
      <style:text-properties officeooo:rsid="00221b85" officeooo:paragraph-rsid="00221b85"/>
    </style:style>
    <style:style style:name="P7" style:family="paragraph" style:parent-style-name="Standard">
      <style:text-properties officeooo:rsid="00221b85" officeooo:paragraph-rsid="00221b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NE5 Brockhausen → Garenfeld</text:p>
      <text:p text:style-name="P1"/>
      <text:list xml:id="list3652479194" text:style-name="L1">
        <text:list-item>
          <text:p text:style-name="P2">gerade aus Freiherr-vom-Stein-Straße</text:p>
        </text:list-item>
        <text:list-item>
          <text:p text:style-name="P2">HST In der Imke links → Lindenstraße</text:p>
        </text:list-item>
        <text:list-item>
          <text:p text:style-name="P2">rechts untere Lindenstraße</text:p>
        </text:list-item>
        <text:list-item>
          <text:p text:style-name="P2">rechts → Wolfskuhler Weg</text:p>
        </text:list-item>
        <text:list-item>
          <text:p text:style-name="P2">links → Sporbecker Weg/HST Sporbecker Weg</text:p>
        </text:list-item>
        <text:list-item>
          <text:p text:style-name="P2">Ende/Avia rechts → Herdecker Straße</text:p>
        </text:list-item>
        <text:list-item>
          <text:p text:style-name="P2">nach HST Geitebrücke links → Eckeseyer Straße</text:p>
        </text:list-item>
        <text:list-item>
          <text:p text:style-name="P2">nächste rechts → Eckeseyer Straße → HST Kloppstockstraße</text:p>
        </text:list-item>
        <text:list-item>
          <text:p text:style-name="P2">vor Busspur rechts</text:p>
        </text:list-item>
        <text:list-item>
          <text:p text:style-name="P2">Ampel Blumenladen links → Becheltestraße</text:p>
        </text:list-item>
        <text:list-item>
          <text:p text:style-name="P2">nächste links → Fuhrparkstraße</text:p>
        </text:list-item>
        <text:list-item>
          <text:p text:style-name="P2">nach Fuhrparkbrücke rechts → Brinkstraße</text:p>
        </text:list-item>
        <text:list-item>
          <text:p text:style-name="P2">Ende rechts → Altenhagener Straße</text:p>
        </text:list-item>
        <text:list-item>
          <text:p text:style-name="P2">Altenhagener Brücke (Günlük Taze) rechts→ HA BHF</text:p>
        </text:list-item>
        <text:list-item>
          <text:p text:style-name="P2">Sondersignal Schwenke links</text:p>
        </text:list-item>
        <text:list-item>
          <text:p text:style-name="P2">Ampel nach HST Volkspark rechts</text:p>
        </text:list-item>
        <text:list-item>
          <text:p text:style-name="P2">→ Innenstadt</text:p>
        </text:list-item>
        <text:list-item>
          <text:p text:style-name="P2">Kreisel 2. gerade aus</text:p>
        </text:list-item>
        <text:list-item>
          <text:p text:style-name="P2">Ampel Sanitätshaus Riepen gerade aus</text:p>
        </text:list-item>
        <text:list-item>
          <text:p text:style-name="P2">nach der 1. HST Landgericht rechts → Eduard-Müller-Straße</text:p>
        </text:list-item>
        <text:list-item>
          <text:p text:style-name="P2">links → Haldener Straße</text:p>
        </text:list-item>
        <text:list-item>
          <text:p text:style-name="P3">links → Feithstraße</text:p>
        </text:list-item>
        <text:list-item>
          <text:p text:style-name="P3">rechts → Flensburgstraße → HST Tondernstraße</text:p>
        </text:list-item>
        <text:list-item>
          <text:p text:style-name="P3">halb rechts weiter → Flensburgstraße</text:p>
        </text:list-item>
        <text:list-item>
          <text:p text:style-name="P3">Ende links → Berchumer Straße</text:p>
        </text:list-item>
        <text:list-item>
          <text:p text:style-name="P3">links → Sauerlandstraße/HST Sauerlandstraße</text:p>
        </text:list-item>
        <text:list-item>
          <text:p text:style-name="P3">rechts → Industriestraße</text:p>
        </text:list-item>
        <text:list-item>
          <text:p text:style-name="P3">links → Westhofener Straße → HST Steinberg</text:p>
        </text:list-item>
        <text:list-item>
          <text:p text:style-name="P3">nach HST Feldlage rechts → zur Feldlag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inie NE5 Garenfeld → Breckerfeld</text:p>
      <text:p text:style-name="P4"/>
      <text:list xml:id="list1359283164" text:style-name="L2">
        <text:list-item>
          <text:p text:style-name="P5">links → Dorfstraße</text:p>
        </text:list-item>
        <text:list-item>
          <text:p text:style-name="P5">nächste links → Quellenweg</text:p>
        </text:list-item>
        <text:list-item>
          <text:p text:style-name="P5">nächste/Ende links → Westhofener Straße</text:p>
        </text:list-item>
        <text:list-item>
          <text:p text:style-name="P5">nach HST Steinberg rechts → Villigster Straße</text:p>
        </text:list-item>
        <text:list-item>
          <text:p text:style-name="P5">Ende links → Sauerlandstraße</text:p>
        </text:list-item>
        <text:list-item>
          <text:p text:style-name="P5">Ende rechts → Berchumer Straße</text:p>
        </text:list-item>
        <text:list-item>
          <text:p text:style-name="P5">rechts → Flensburgstraße → Autobahnbrücke</text:p>
        </text:list-item>
        <text:list-item>
          <text:p text:style-name="P5">rechts → im alten Holz → HST Tondernstraße</text:p>
        </text:list-item>
        <text:list-item>
          <text:p text:style-name="P5">Ampel links → Feithstraße</text:p>
        </text:list-item>
        <text:list-item>
          <text:p text:style-name="P5">Ampel Star-Tankestelle rechts → Haldener Straße</text:p>
        </text:list-item>
        <text:list-item>
          <text:p text:style-name="P5">nach HST Bülowstraße rechts → Bülowstraße</text:p>
        </text:list-item>
        <text:list-item>
          <text:p text:style-name="P6">Ampel Landgericht links → Heinitzstraße</text:p>
        </text:list-item>
        <text:list-item>
          <text:p text:style-name="P6">Ampel Sanitätshaus Riepe gerade aus</text:p>
        </text:list-item>
        <text:list-item>
          <text:p text:style-name="P6">Kreisel 2. → Innenstadt</text:p>
        </text:list-item>
        <text:list-item>
          <text:p text:style-name="P6">Ampel HST Volkspark links</text:p>
        </text:list-item>
        <text:list-item>
          <text:p text:style-name="P6">HST Schwenke rechts → HA BHF</text:p>
        </text:list-item>
        <text:list-item>
          <text:p text:style-name="P6">Althagener Brücke (Günlük Taze) links</text:p>
        </text:list-item>
        <text:list-item>
          <text:p text:style-name="P6">halb rechts weiter Altenhagener Straße (NICHT unter Brücke weiter)</text:p>
        </text:list-item>
        <text:list-item>
          <text:p text:style-name="P6">nach HST Brüderstraße links → Brinkstraße</text:p>
        </text:list-item>
        <text:list-item>
          <text:p text:style-name="P6">links → Fuhrparkstraße → Fuhrparkbrücke</text:p>
        </text:list-item>
        <text:list-item>
          <text:p text:style-name="P6">rechts → Car Glass → Busstreifen → Eckeseyer Straße</text:p>
        </text:list-item>
        <text:list-item>
          <text:p text:style-name="P6">Ende links</text:p>
        </text:list-item>
        <text:list-item>
          <text:p text:style-name="P6">Ampel rechts → HST Geitebrücke</text:p>
        </text:list-item>
        <text:list-item>
          <text:p text:style-name="P6">nächste links → Brücke/Tunnel → Sporbecker Weg</text:p>
        </text:list-item>
        <text:list-item>
          <text:p text:style-name="P6">rechts → Sporbecker Weg → Wolfskuhler Weg</text:p>
        </text:list-item>
        <text:list-item>
          <text:p text:style-name="P6">links → untere Lindenstraße </text:p>
        </text:list-item>
        <text:list-item>
          <text:p text:style-name="P6">links → untere Lindenstraße</text:p>
        </text:list-item>
        <text:list-item>
          <text:p text:style-name="P6">Ende rechts → Nöhstraße</text:p>
        </text:list-item>
        <text:list-item>
          <text:p text:style-name="P6">große Ampel gerade aus → bis Endhaltestelle</text:p>
          <text:p text:style-name="P6"/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1:14:11.804595721</meta:creation-date>
    <dc:date>2020-05-17T21:42:33.844615459</dc:date>
    <meta:editing-duration>PT7M21S</meta:editing-duration>
    <meta:editing-cycles>1</meta:editing-cycles>
    <meta:document-statistic meta:table-count="0" meta:image-count="0" meta:object-count="0" meta:page-count="2" meta:paragraph-count="61" meta:word-count="367" meta:character-count="2130" meta:non-whitespace-character-count="1881"/>
    <meta:generator>LibreOffice/6.0.7.3$Linux_X86_64 LibreOffice_project/00m0$Build-3</meta:generator>
  </office:meta>
</office:document-meta>
</file>